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0984" calcext:value-type="float">
            <text:p>87.1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2148" calcext:value-type="float">
            <text:p>80.4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402</text:p>
          </table:table-cell>
          <table:table-cell office:value-type="string" calcext:value-type="string">
            <text:p>201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